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753" officeooo:paragraph-rsid="0003f753"/>
    </style:style>
    <style:style style:name="P2" style:family="paragraph" style:parent-style-name="Text_20_body">
      <style:text-properties fo:font-variant="normal" fo:text-transform="none" fo:color="#222222" style:font-name="Arial" fo:font-size="9.5pt" fo:letter-spacing="normal" fo:font-style="normal" fo:font-weight="normal" officeooo:rsid="0003f753" officeooo:paragraph-rsid="0003f753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Arial" fo:font-size="9.5pt" fo:letter-spacing="normal" fo:font-style="normal" fo:font-weight="normal"/>
    </style:style>
    <style:style style:name="P4" style:family="paragraph" style:parent-style-name="Text_20_body">
      <style:paragraph-properties fo:break-before="page"/>
      <style:text-properties fo:font-variant="normal" fo:text-transform="none" fo:color="#222222" style:font-name="Arial" fo:font-size="9.5pt" fo:letter-spacing="normal" fo:font-style="normal" fo:font-weight="normal" officeooo:rsid="0003f753" officeooo:paragraph-rsid="0003f7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 597: Fall Detection Project</text:p>
      <text:p text:style-name="P1"/>
      <text:p text:style-name="P1">Brandon Dotson</text:p>
      <text:p text:style-name="P1">A20313199</text:p>
      <text:p text:style-name="P1"/>
      <text:p text:style-name="P2"/>
      <text:p text:style-name="P4">1. Abstract</text:p>
      <text:p text:style-name="P3">2. Table of Contents</text:p>
      <text:p text:style-name="P3">3. Introduction/background</text:p>
      <text:p text:style-name="P3">4. Project Description, Procedures, Challenges and more..</text:p>
      <text:p text:style-name="P3">5. Results</text:p>
      <text:p text:style-name="P3">6. Discussions</text:p>
      <text:p text:style-name="P3">7. Conclusion</text:p>
      <text:p text:style-name="P3">8. Referenc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3:14:02.604570887</meta:creation-date>
    <dc:date>2017-11-29T13:21:08.690168126</dc:date>
    <meta:editing-duration>PT7M7S</meta:editing-duration>
    <meta:editing-cycles>1</meta:editing-cycles>
    <meta:document-statistic meta:table-count="0" meta:image-count="0" meta:object-count="0" meta:page-count="2" meta:paragraph-count="11" meta:word-count="31" meta:character-count="218" meta:non-whitespace-character-count="198"/>
    <meta:generator>LibreOffice/5.1.6.2$Linux_X86_64 LibreOffice_project/10m0$Build-2</meta:generator>
  </office:meta>
</office:document-meta>
</file>